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  <style:text-properties style:font-name="FreeSans1" fo:font-size="11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Кількість хомутів</text:p>
          </table:table-cell>
          <table:table-cell table:style-name="ce1" office:value-type="string" calcext:value-type="string">
            <text:p>Загальна кількість хомутів</text:p>
          </table:table-cell>
          <table:table-cell table:style-name="ce1" office:value-type="string" calcext:value-type="string">
            <text:p>Кількість перемичок</text:p>
          </table:table-cell>
          <table:table-cell table:style-name="ce1" office:value-type="string" calcext:value-type="string">
            <text:p>Загальна кількість перемичок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Вікно кімнатне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4" calcext:value-type="float">
            <text:p>14</text:p>
          </table:table-cell>
          <table:table-cell/>
          <table:table-cell table:formula="of:=[.B2]*[.E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Вікно світлове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48" calcext:value-type="float">
            <text:p>48</text:p>
          </table:table-cell>
          <table:table-cell/>
          <table:table-cell table:formula="of:=[.B3]*[.E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вері кімнатні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4]*[.E4]"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Разом</text:p>
          </table:table-cell>
          <table:table-cell table:number-columns-repeated="2"/>
          <table:table-cell table:formula="of:=SUM([.D2:.D4])" office:value-type="float" office:value="86" calcext:value-type="float">
            <text:p>86</text:p>
          </table:table-cell>
          <table:table-cell/>
          <table:table-cell table:formula="of:=SUM([.F2:.F4])"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Довжина, см</text:p>
          </table:table-cell>
          <table:table-cell table:style-name="ce1" office:value-type="string" calcext:value-type="string">
            <text:p>Загальна довжина, см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Хомут</text:p>
          </table:table-cell>
          <table:table-cell table:formula="of:=[.D5]"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formula="of:=[.B8]*[.C8]" office:value-type="float" office:value="5160" calcext:value-type="float">
            <text:p>51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Перемичка</text:p>
          </table:table-cell>
          <table:table-cell table:formula="of:=[.F5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B9]*[.C9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Разом</text:p>
          </table:table-cell>
          <table:table-cell table:number-columns-repeated="2"/>
          <table:table-cell table:formula="of:=SUM([.D8:.D9])" office:value-type="float" office:value="5454" calcext:value-type="float">
            <text:p>5454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9-03T10:40:56.405299245</meta:creation-date>
    <dc:date>2021-09-03T18:24:45.564374759</dc:date>
    <dc:creator>Віталій </dc:creator>
    <meta:editing-duration>PT6H39M38S</meta:editing-duration>
    <meta:editing-cycles>3</meta:editing-cycles>
    <meta:generator>LibreOffice/6.2.8.2$Linux_X86_64 LibreOffice_project/20$Build-2</meta:generator>
    <meta:document-statistic meta:table-count="1" meta:cell-count="37" meta:object-count="0"/>
  </office:meta>
</office:document-meta>
</file>